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8.795cm"/>
    </style:style>
    <style:style style:name="co5" style:family="table-column">
      <style:table-column-properties fo:break-before="auto" style:column-width="11.9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44cm" fo:break-before="auto" style:use-optimal-row-height="fals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1.453cm" fo:break-before="auto" style:use-optimal-row-height="false"/>
    </style:style>
    <style:style style:name="ro4" style:family="table-row">
      <style:table-row-properties style:row-height="2.436cm" fo:break-before="auto" style:use-optimal-row-height="false"/>
    </style:style>
    <style:style style:name="ro5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9"/>
        <table:table-column table:style-name="co3" table:number-columns-repeated="2" table:default-cell-style-name="ce11"/>
        <table:table-column table:style-name="co4" table:default-cell-style-name="ce9"/>
        <table:table-column table:style-name="co5" table:default-cell-style-name="ce9"/>
        <table:table-column table:style-name="co6" table:number-columns-repeated="16377" table:default-cell-style-name="ce9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(+) per add. toolhead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Links (UK)</text:p>
          </table:table-cell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(Optional) Top Pa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For Nevermore StealthMax mount</text:p>
            <text:p>Note: You will also need a StealthMax kit.</text:p>
          </table:table-cell>
          <table:table-cell table:style-name="ce6" office:value-type="string" calcext:value-type="string">
            <text:p>https://www.pcbway.com/project/shareproject/MissChanger_Nevermore_StealthMax_Top_Panel_dc01daf2.html </text:p>
          </table:table-cell>
          <table:table-cell table:number-columns-repeated="16377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6" office:value-type="string" calcext:value-type="string">
            <text:p>0.20mm feeler gauge (10mm wide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azbK5F" xlink:type="simple">https://amzn.to/4azbK5F</text:a></text:p>
          </table:table-cell>
          <table:table-cell table:number-columns-repeated="16377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6" office:value-type="string" calcext:value-type="string">
            <text:p>0.20mm Teflon oven lin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PSeu4q" xlink:type="simple">https://amzn.to/3PSeu4q</text:a></text:p>
          </table:table-cell>
          <table:table-cell table:number-columns-repeated="16377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6" office:value-type="string" calcext:value-type="string">
            <text:p>0.80mm steel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<text:a xlink:href="https://amzn.to/4hbx2Zq" xlink:type="simple">https://amzn.to/4hbx2Zq</text:a></text:p>
          </table:table-cell>
          <table:table-cell table:number-columns-repeated="16377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6" office:value-type="string" calcext:value-type="string">
            <text:p>10mm Solid aluminium rods</text:p>
          </table:table-cell>
          <table:table-cell table:style-name="ce2" office:value-type="string" calcext:value-type="string">
            <text:p>0.5m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1 x 467mm, for the 350mm Voron</text:p>
          </table:table-cell>
          <table:table-cell table:style-name="ce6" office:value-type="string" calcext:value-type="string">
            <text:p><text:a xlink:href="https://amzn.to/3CeU7vc" xlink:type="simple">https://amzn.to/3CeU7vc</text:a></text:p>
          </table:table-cell>
          <table:table-cell table:number-columns-repeated="16377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6" office:value-type="string" calcext:value-type="string">
            <text:p>10mm Stainless Steel Ball Bea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ys4pA" xlink:type="simple">https://amzn.to/4hys4pA</text:a></text:p>
          </table:table-cell>
          <table:table-cell table:number-columns-repeated="16377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6" office:value-type="string" calcext:value-type="string">
            <text:p>2.54mm male pin header conne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hvr6dr" xlink:type="simple">https://amzn.to/4hvr6dr</text:a></text:p>
          </table:table-cell>
          <table:table-cell table:number-columns-repeated="16377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6" office:value-type="string" calcext:value-type="string">
            <text:p>221 WAGO 3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2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2">
            <text:p><text:a xlink:href="https://amzn.to/4hw6Jgo" xlink:type="simple">https://amzn.to/4hw6Jgo</text:a></text:p>
          </table:table-cell>
          <table:table-cell table:number-columns-repeated="16377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6" office:value-type="string" calcext:value-type="string">
            <text:p>221 WAGO 5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/>
          <table:covered-table-cell table:style-name="ce6" office:value-type="string" calcext:value-type="string">
            <text:p><text:a xlink:href="https://amzn.to/4hw6Jgo" xlink:type="simple">https://amzn.to/4hw6Jgo</text:a></text:p>
          </table:covered-table-cell>
          <table:table-cell table:number-columns-repeated="16377"/>
        </table:table-row>
        <table:table-row table:style-name="ro3">
          <table:table-cell table:style-name="ce2" table:formula="of:=[.A10]+1" office:value-type="float" office:value="10" calcext:value-type="float">
            <text:p>10</text:p>
          </table:table-cell>
          <table:table-cell table:style-name="ce6" office:value-type="string" calcext:value-type="string">
            <text:p>221 WAGO Mounting carr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221 Series - 4 mm²; for DIN-35 rail mounting / screw mounting</text:p>
          </table:table-cell>
          <table:table-cell table:style-name="ce6" office:value-type="string" calcext:value-type="string">
            <text:p><text:a xlink:href="https://amzn.to/3E6wgym" xlink:type="simple">https://amzn.to/3E6wgym</text:a></text:p>
          </table:table-cell>
          <table:table-cell table:number-columns-repeated="16377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6" office:value-type="string" calcext:value-type="string">
            <text:p>26 AWG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fD8If" xlink:type="simple">https://amzn.to/4hfD8If</text:a></text:p>
          </table:table-cell>
          <table:table-cell table:number-columns-repeated="16377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6" office:value-type="string" calcext:value-type="string">
            <text:p>2mm ID 4mm OD PTFE tub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string" calcext:value-type="string">
            <text:p>1m</text:p>
          </table:table-cell>
          <table:table-cell table:style-name="ce6" office:value-type="string" calcext:value-type="string">
            <text:p>This a consumable. Thus, it is best to search on all avaliable market places for the best deal.</text:p>
          </table:table-cell>
          <table:table-cell table:style-name="ce6" office:value-type="string" calcext:value-type="string">
            <text:p><text:a xlink:href="https://amzn.to/42vu7Xa" xlink:type="simple">https://amzn.to/42vu7Xa</text:a></text:p>
          </table:table-cell>
          <table:table-cell table:number-columns-repeated="16377"/>
        </table:table-row>
        <table:table-row table:style-name="ro3">
          <table:table-cell table:style-name="ce2" table:formula="of:=[.A13]+1" office:value-type="float" office:value="13" calcext:value-type="float">
            <text:p>13</text:p>
          </table:table-cell>
          <table:table-cell table:style-name="ce6" office:value-type="string" calcext:value-type="string">
            <text:p>3x15mm, 304 stainless steel round head pi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<text:a xlink:href="https://amzn.to/40JikmB" xlink:type="simple">https://amzn.to/40JikmB</text:a></text:p>
          </table:table-cell>
          <table:table-cell table:number-columns-repeated="16377"/>
        </table:table-row>
        <table:table-row table:style-name="ro3">
          <table:table-cell table:style-name="ce2" table:formula="of:=[.A14]+1" office:value-type="float" office:value="14" calcext:value-type="float">
            <text:p>14</text:p>
          </table:table-cell>
          <table:table-cell table:style-name="ce6" office:value-type="string" calcext:value-type="string">
            <text:p>3x20mm, 304 stainless steel round head pi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For Dock</text:p>
          </table:table-cell>
          <table:table-cell table:style-name="ce6" office:value-type="string" calcext:value-type="string">
            <text:p><text:a xlink:href="https://amzn.to/4jKFReD" xlink:type="simple">https://amzn.to/4jKFReD</text:a></text:p>
          </table:table-cell>
          <table:table-cell table:number-columns-repeated="16377"/>
        </table:table-row>
        <table:table-row table:style-name="ro3">
          <table:table-cell table:style-name="ce2" table:formula="of:=[.A15]+1" office:value-type="float" office:value="15" calcext:value-type="float">
            <text:p>15</text:p>
          </table:table-cell>
          <table:table-cell table:style-name="ce6" office:value-type="string" calcext:value-type="string">
            <text:p>4-Pin XLR Female Jack Panel Mou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Specifically, P Series Female</text:p>
            <text:p>The panels are set up in pair</text:p>
          </table:table-cell>
          <table:table-cell table:style-name="ce6" office:value-type="string" calcext:value-type="string">
            <text:p><text:a xlink:href="https://amzn.to/3CpN96q" xlink:type="simple">https://amzn.to/3CpN96q</text:a></text:p>
          </table:table-cell>
          <table:table-cell table:number-columns-repeated="16377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6" office:value-type="string" calcext:value-type="string">
            <text:p>4-Pin XLR Plu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3WWTZHV" xlink:type="simple">https://amzn.to/3WWTZHV</text:a></text:p>
          </table:table-cell>
          <table:table-cell table:number-columns-repeated="16377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6" office:value-type="string" calcext:value-type="string">
            <text:p>5x30mm, 304 stainless steel p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For the Nudge Probe</text:p>
          </table:table-cell>
          <table:table-cell table:style-name="ce6" office:value-type="string" calcext:value-type="string">
            <text:p><text:a xlink:href="https://amzn.to/42rLR5y" xlink:type="simple">https://amzn.to/42rLR5y</text:a></text:p>
          </table:table-cell>
          <table:table-cell table:number-columns-repeated="16377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6" office:value-type="string" calcext:value-type="string">
            <text:p>6x3mm Magnets (N35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Shorter ones are OK.</text:p>
            <text:p>It must be N35.</text:p>
            <text:p>For the Nudge / Lubeballs probe.</text:p>
          </table:table-cell>
          <table:table-cell table:style-name="ce6" office:value-type="string" calcext:value-type="string">
            <text:p><text:a xlink:href="https://amzn.to/4hxu15E" xlink:type="simple">https://amzn.to/4hxu15E</text:a></text:p>
          </table:table-cell>
          <table:table-cell table:number-columns-repeated="16377"/>
        </table:table-row>
        <table:table-row table:style-name="ro3">
          <table:table-cell table:style-name="ce2" table:formula="of:=[.A19]+1" office:value-type="float" office:value="19" calcext:value-type="float">
            <text:p>19</text:p>
          </table:table-cell>
          <table:table-cell table:style-name="ce6" office:value-type="string" calcext:value-type="string">
            <text:p>6x3mm Magnets (N52)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Shorter ones are OK.</text:p>
            <text:p>N52 are preferred, but N35 can work.</text:p>
          </table:table-cell>
          <table:table-cell table:style-name="ce6" office:value-type="string" calcext:value-type="string">
            <text:p><text:a xlink:href="https://amzn.to/3CklUub" xlink:type="simple">https://amzn.to/3CklUub</text:a></text:p>
          </table:table-cell>
          <table:table-cell table:number-columns-repeated="16377"/>
        </table:table-row>
        <table:table-row table:style-name="ro3">
          <table:table-cell table:style-name="ce2" table:formula="of:=[.A20]+1" office:value-type="float" office:value="20" calcext:value-type="float">
            <text:p>20</text:p>
          </table:table-cell>
          <table:table-cell table:style-name="ce6" office:value-type="string" calcext:value-type="string">
            <text:p>Bigtreetech U2C V2.1 Adapter Bo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This is recommended over MCU CAN bus Bridge</text:p>
          </table:table-cell>
          <table:table-cell table:style-name="ce6" office:value-type="string" calcext:value-type="string">
            <text:p>https://biqu.equipment/products/bigtreetech-ebb-sb2209-can-v1-0?variant=40214284468322</text:p>
          </table:table-cell>
          <table:table-cell table:number-columns-repeated="16377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6" office:value-type="string" calcext:value-type="string">
            <text:p>Brass bru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leaning dock</text:p>
          </table:table-cell>
          <table:table-cell table:style-name="ce6" office:value-type="string" calcext:value-type="string">
            <text:p><text:a xlink:href="https://amzn.to/4hlZvvk" xlink:type="simple">https://amzn.to/4hlZvvk</text:a></text:p>
          </table:table-cell>
          <table:table-cell table:number-columns-repeated="16377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6" office:value-type="string" calcext:value-type="string">
            <text:p>button head bolts M3x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4">
            <text:p>It is cheaper to buy all of them as part for a bolt kit.</text:p>
          </table:table-cell>
          <table:table-cell table:style-name="ce6" office:value-type="string" calcext:value-type="string" table:number-columns-spanned="1" table:number-rows-spanned="4">
            <text:p><text:a xlink:href="https://amzn.to/3CqepBM" xlink:type="simple">https://amzn.to/3CqepBM</text:a></text:p>
          </table:table-cell>
          <table:table-cell table:number-columns-repeated="16377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6" office:value-type="string" calcext:value-type="string">
            <text:p>button head bolts 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6" office:value-type="string" calcext:value-type="string">
            <text:p>button head bolts 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6" office:value-type="string" calcext:value-type="string">
            <text:p>button head bolts M3x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3CqepBM" xlink:type="simple">https://amzn.to/3CqepBM</text:a></text:p>
          </table:covered-table-cell>
          <table:table-cell table:number-columns-repeated="16377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6" office:value-type="string" calcext:value-type="string">
            <text:p>Cable Tidy Sleev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string" calcext:value-type="string">
            <text:p>1m</text:p>
          </table:table-cell>
          <table:table-cell table:style-name="ce6"/>
          <table:table-cell table:style-name="ce6" office:value-type="string" calcext:value-type="string">
            <text:p><text:a xlink:href="https://amzn.to/4hbWYnO" xlink:type="simple">https://amzn.to/4hbWYnO</text:a></text:p>
          </table:table-cell>
          <table:table-cell table:number-columns-repeated="16377"/>
        </table:table-row>
        <table:table-row table:style-name="ro4">
          <table:table-cell table:style-name="ce2" table:formula="of:=[.A27]+1" office:value-type="float" office:value="27" calcext:value-type="float">
            <text:p>27</text:p>
          </table:table-cell>
          <table:table-cell table:style-name="ce6" office:value-type="string" calcext:value-type="string">
            <text:p>CAN bus / USB cable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6" office:value-type="string" calcext:value-type="string">
            <text:p>https://3do.eu/cables/766-3do-can-bus-cable-fep-silicone-26awg-1p20awg-2c.html </text:p>
          </table:table-cell>
          <table:table-cell table:number-columns-repeated="16377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6" office:value-type="string" calcext:value-type="string">
            <text:p>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WuxiKU" xlink:type="simple">https://amzn.to/3WuxiKU</text:a></text:p>
          </table:table-cell>
          <table:table-cell table:number-columns-repeated="16377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6" office:value-type="string" calcext:value-type="string">
            <text:p>countersunk bolts M3x10m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6" office:value-type="string" calcext:value-type="string" table:number-columns-spanned="1" table:number-rows-spanned="4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4">
            <text:p><text:a xlink:href="https://amzn.to/40D7cqm" xlink:type="simple">https://amzn.to/40D7cqm</text:a></text:p>
          </table:table-cell>
          <table:table-cell table:number-columns-repeated="16377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6" office:value-type="string" calcext:value-type="string">
            <text:p>countersunk bolts M3x2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6" office:value-type="string" calcext:value-type="string">
            <text:p>countersunk bolts M3x4mm</text:p>
          </table:table-cell>
          <table:table-cell table:number-columns-repeated="2" table:style-name="ce2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6" office:value-type="string" calcext:value-type="string">
            <text:p>countersunk bolts 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<text:a xlink:href="https://amzn.to/40D7cqm" xlink:type="simple">https://amzn.to/40D7cqm</text:a></text:p>
          </table:covered-table-cell>
          <table:table-cell table:number-columns-repeated="16377"/>
        </table:table-row>
        <table:table-row table:style-name="ro3">
          <table:table-cell table:style-name="ce2" table:formula="of:=[.A33]+1" office:value-type="float" office:value="33" calcext:value-type="float">
            <text:p>33</text:p>
          </table:table-cell>
          <table:table-cell table:style-name="ce6" office:value-type="string" calcext:value-type="string">
            <text:p>Heat Shrink Tubing, 1/4"(6mm) Dia 2:1 rat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xvwQX" xlink:type="simple">https://amzn.to/4hxvwQX</text:a></text:p>
          </table:table-cell>
          <table:table-cell table:number-columns-repeated="16377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6" office:value-type="string" calcext:value-type="string">
            <text:p>M2 washer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<text:a xlink:href="https://amzn.to/4htXnSh" xlink:type="simple">https://amzn.to/4htXnSh</text:a></text:p>
          </table:table-cell>
          <table:table-cell table:number-columns-repeated="16377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6" office:value-type="string" calcext:value-type="string">
            <text:p>M2x10mm self-tapping scre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<text:a xlink:href="https://amzn.to/4hm1dNg" xlink:type="simple">https://amzn.to/4hm1dNg</text:a></text:p>
          </table:table-cell>
          <table:table-cell table:number-columns-repeated="16377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6" office:value-type="string" calcext:value-type="string">
            <text:p>M3 nut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8lyWp" xlink:type="simple">https://amzn.to/4h8lyWp</text:a></text:p>
          </table:table-cell>
          <table:table-cell table:number-columns-repeated="16377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6" office:value-type="string" calcext:value-type="string">
            <text:p>M3 spring T slot 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hp9hxj" xlink:type="simple">https://amzn.to/4hp9hxj</text:a></text:p>
          </table:table-cell>
          <table:table-cell table:number-columns-repeated="16377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6" office:value-type="string" calcext:value-type="string">
            <text:p>M3 T-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jxn9Ha" xlink:type="simple">https://amzn.to/4jxn9Ha</text:a></text:p>
          </table:table-cell>
          <table:table-cell table:number-columns-repeated="16377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6" office:value-type="string" calcext:value-type="string">
            <text:p>M3 washers 1mm thi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jtyjN0" xlink:type="simple">https://amzn.to/4jtyjN0</text:a></text:p>
          </table:table-cell>
          <table:table-cell table:number-columns-repeated="16377"/>
        </table:table-row>
        <table:table-row table:style-name="ro3">
          <table:table-cell table:style-name="ce2" table:formula="of:=[.A40]+1" office:value-type="float" office:value="40" calcext:value-type="float">
            <text:p>40</text:p>
          </table:table-cell>
          <table:table-cell table:style-name="ce6" office:value-type="string" calcext:value-type="string">
            <text:p>MGN9H carriage +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https://www.onetwo3d.co.uk/product/mgn9h-50mm-rail-for-voron-opto-tap/</text:p>
          </table:table-cell>
          <table:table-cell table:number-columns-repeated="16377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6" office:value-type="string" calcext:value-type="string">
            <text:p>Micro 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vFId2" xlink:type="simple">https://amzn.to/4hvFId2</text:a></text:p>
          </table:table-cell>
          <table:table-cell table:number-columns-repeated="16377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6" office:value-type="string" calcext:value-type="string">
            <text:p>PC4-M10 Straight Pneumatic Fittin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juIfpy" xlink:type="simple">https://amzn.to/4juIfpy</text:a></text:p>
          </table:table-cell>
          <table:table-cell table:number-columns-repeated="16377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6" office:value-type="string" calcext:value-type="string">
            <text:p>PTFE tube straight 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7fcH6" xlink:type="simple">https://amzn.to/4h7fcH6</text:a></text:p>
          </table:table-cell>
          <table:table-cell table:number-columns-repeated="16377"/>
        </table:table-row>
        <table:table-row table:style-name="ro3">
          <table:table-cell table:style-name="ce2" table:formula="of:=[.A44]+1" office:value-type="float" office:value="44" calcext:value-type="float">
            <text:p>44</text:p>
          </table:table-cell>
          <table:table-cell table:style-name="ce6" office:value-type="string" calcext:value-type="string">
            <text:p>Retractable Key Chain, with Steel Wire Rop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3PRu1kS" xlink:type="simple">https://amzn.to/3PRu1kS</text:a></text:p>
          </table:table-cell>
          <table:table-cell table:number-columns-repeated="16377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6" office:value-type="string" calcext:value-type="string">
            <text:p>Rubber ba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<text:a xlink:href="https://amzn.to/42vxXj2" xlink:type="simple">https://amzn.to/42vxXj2</text:a></text:p>
          </table:table-cell>
          <table:table-cell table:number-columns-repeated="16377"/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6" office:value-type="string" calcext:value-type="string">
            <text:p>Sealing Foam Tape 6mm(W) x 4mm(T)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3PSDoAM" xlink:type="simple">https://amzn.to/3PSDoAM</text:a></text:p>
          </table:table-cell>
          <table:table-cell table:number-columns-repeated="16377"/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6" office:value-type="string" calcext:value-type="string">
            <text:p>Silicone Baking Tr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<text:a xlink:href="https://amzn.to/4hxl3VZ" xlink:type="simple">https://amzn.to/4hxl3VZ</text:a></text:p>
          </table:table-cell>
          <table:table-cell table:number-columns-repeated="16377"/>
        </table:table-row>
        <table:table-row table:style-name="ro3">
          <table:table-cell table:style-name="ce2" table:formula="of:=[.A48]+1" office:value-type="float" office:value="48" calcext:value-type="float">
            <text:p>48</text:p>
          </table:table-cell>
          <table:table-cell table:style-name="ce6" office:value-type="string" calcext:value-type="string">
            <text:p>Sleeve Bearing, 10mm Bore x 12mm OD x 15mm Length, Plain Bearin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For Lubeballs probe</text:p>
          </table:table-cell>
          <table:table-cell table:style-name="ce6" office:value-type="string" calcext:value-type="string">
            <text:p><text:a xlink:href="https://amzn.to/4aujiqh" xlink:type="simple">https://amzn.to/4aujiqh</text:a></text:p>
          </table:table-cell>
          <table:table-cell table:number-columns-repeated="16377"/>
        </table:table-row>
        <table:table-row table:style-name="ro3">
          <table:table-cell table:style-name="ce2" table:formula="of:=[.A49]+1" office:value-type="float" office:value="49" calcext:value-type="float">
            <text:p>49</text:p>
          </table:table-cell>
          <table:table-cell table:style-name="ce6" office:value-type="string" calcext:value-type="string">
            <text:p>Sleeve Bearing, 3mm Bore x 5mm OD x 5mm Length, Plain Bearing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For Tap&amp;Change</text:p>
          </table:table-cell>
          <table:table-cell table:style-name="ce6" office:value-type="string" calcext:value-type="string">
            <text:p><text:a xlink:href="https://amzn.to/42u7QZz" xlink:type="simple">https://amzn.to/42u7QZz</text:a></text:p>
          </table:table-cell>
          <table:table-cell table:number-columns-repeated="16377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6" office:value-type="string" calcext:value-type="string">
            <text:p>socket head bolts M3x10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1" table:number-rows-spanned="10">
            <text:p>It is cheaper to buy all of them as part for a kit.</text:p>
          </table:table-cell>
          <table:table-cell table:style-name="ce6" office:value-type="string" calcext:value-type="string" table:number-columns-spanned="1" table:number-rows-spanned="10">
            <text:p><text:a xlink:href="https://amzn.to/4h8lyWp" xlink:type="simple">https://amzn.to/4h8lyWp</text:a></text:p>
          </table:table-cell>
          <table:table-cell table:number-columns-repeated="16377"/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6" office:value-type="string" calcext:value-type="string">
            <text:p>socket head bolts M3x1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6" office:value-type="string" calcext:value-type="string">
            <text:p>socket head bolts M3x16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6" office:value-type="string" calcext:value-type="string">
            <text:p>socket head bolts 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6" office:value-type="string" calcext:value-type="string">
            <text:p>socket head bolts M3x3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6" office:value-type="string" calcext:value-type="string">
            <text:p>socket head bolts M3x3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6" office:value-type="string" calcext:value-type="string">
            <text:p>socket head bolts M3x4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6" office:value-type="string" calcext:value-type="string">
            <text:p>socket head bolts M3x50mm</text:p>
          </table:table-cell>
          <table:table-cell table:number-columns-repeated="2" table:style-name="ce2" office:value-type="float" office:value="2" calcext:value-type="float">
            <text:p>2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6" office:value-type="string" calcext:value-type="string">
            <text:p>socket head bolts M3x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6" office:value-type="string" calcext:value-type="string">
            <text:p>socket head bolts M3x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covered-table-cell table:style-name="ce6" office:value-type="string" calcext:value-type="string">
            <text:p>It is cheaper to buy all of them as part for a bolt kit.</text:p>
          </table:covered-table-cell>
          <table:covered-table-cell table:style-name="ce6" office:value-type="string" calcext:value-type="string">
            <text:p>https://amzn.to/4h8lyWp</text:p>
          </table:covered-table-cell>
          <table:table-cell table:number-columns-repeated="16377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6" office:value-type="string" calcext:value-type="string">
            <text:p>Thermistor 100k Ohm NTC EPCOS 39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hamber temperature monitoring</text:p>
          </table:table-cell>
          <table:table-cell table:style-name="ce6" office:value-type="string" calcext:value-type="string">
            <text:p><text:a xlink:href="https://amzn.to/3Cboin2" xlink:type="simple">https://amzn.to/3Cboin2</text:a></text:p>
          </table:table-cell>
          <table:table-cell table:number-columns-repeated="16377"/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6" office:value-type="string" calcext:value-type="string">
            <text:p>threaded inserts M3x3.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https://vector3d.shop/products/heat-set-insert-m3-short</text:p>
          </table:table-cell>
          <table:table-cell table:number-columns-repeated="16377"/>
        </table:table-row>
        <table:table-row table:style-name="ro2">
          <table:table-cell table:style-name="ce2" table:formula="of:=[.A62]+1" office:value-type="float" office:value="62" calcext:value-type="float">
            <text:p>62</text:p>
          </table:table-cell>
          <table:table-cell table:style-name="ce6" office:value-type="string" calcext:value-type="string">
            <text:p>threaded inserts M3x5x4mm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https://vector3d.shop/products/heat-set-insert-m3-voron</text:p>
          </table:table-cell>
          <table:table-cell table:number-columns-repeated="16377"/>
        </table:table-row>
        <table:table-row table:style-name="ro3">
          <table:table-cell table:style-name="ce2" table:formula="of:=[.A63]+1" office:value-type="float" office:value="63" calcext:value-type="float">
            <text:p>63</text:p>
          </table:table-cell>
          <table:table-cell table:style-name="ce6" office:value-type="string" calcext:value-type="string">
            <text:p>Toolhead board, Bigtreetech EBB SB2209 C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AN bus toolhead board option 1</text:p>
          </table:table-cell>
          <table:table-cell table:style-name="ce6" office:value-type="string" calcext:value-type="string">
            <text:p>https://biqu.equipment/products/bigtreetech-ebb-sb2209-can-v1-0?variant=40377392431202</text:p>
          </table:table-cell>
          <table:table-cell table:number-columns-repeated="16377"/>
        </table:table-row>
        <table:table-row table:style-name="ro3">
          <table:table-cell table:style-name="ce2" table:formula="of:=[.A64]+1" office:value-type="float" office:value="64" calcext:value-type="float">
            <text:p>64</text:p>
          </table:table-cell>
          <table:table-cell table:style-name="ce6" office:value-type="string" calcext:value-type="string">
            <text:p>Toolhead board, LDO Nitehawk SB US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SB toolhead board option 2</text:p>
          </table:table-cell>
          <table:table-cell table:style-name="ce6" office:value-type="string" calcext:value-type="string">
            <text:p>https://www.onetwo3d.co.uk/product/ldo-nitehawk-sb-usb-toolhead-board/</text:p>
          </table:table-cell>
          <table:table-cell table:number-columns-repeated="16377"/>
        </table:table-row>
        <table:table-row table:style-name="ro2">
          <table:table-cell table:style-name="ce2" table:formula="of:=[.A65]+1" office:value-type="float" office:value="65" calcext:value-type="float">
            <text:p>65</text:p>
          </table:table-cell>
          <table:table-cell table:style-name="ce6" office:value-type="string" calcext:value-type="string">
            <text:p>Voron Opto Tap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<text:s/>24V recommended.</text:p>
          </table:table-cell>
          <table:table-cell table:style-name="ce6" office:value-type="string" calcext:value-type="string">
            <text:p>https://www.aliexpress.com/item/1005005507129046.html</text:p>
          </table:table-cell>
          <table:table-cell table:number-columns-repeated="16377"/>
        </table:table-row>
        <table:table-row table:style-name="ro2">
          <table:table-cell table:style-name="ce2" table:formula="of:=[.A66]+1" office:value-type="float" office:value="66" calcext:value-type="float">
            <text:p>66</text:p>
          </table:table-cell>
          <table:table-cell table:style-name="ce6" office:value-type="string" calcext:value-type="string">
            <text:p>XT30(2+2) Female conne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https://www.aliexpress.com/item/1005003735546824.html </text:p>
          </table:table-cell>
          <table:table-cell table:number-columns-repeated="16377"/>
        </table:table-row>
        <table:table-row table:style-name="ro2">
          <table:table-cell table:style-name="ce2" table:formula="of:=[.A67]+1" office:value-type="float" office:value="67" calcext:value-type="float">
            <text:p>67</text:p>
          </table:table-cell>
          <table:table-cell table:style-name="ce6" office:value-type="string" calcext:value-type="string">
            <text:p>Zip tie 3.6mm wide (or slightly smaller)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6"/>
          <table:table-cell table:style-name="ce6" office:value-type="string" calcext:value-type="string">
            <text:p><text:a xlink:href="https://amzn.to/3Csb84Z" xlink:type="simple">https://amzn.to/3Csb84Z</text:a></text:p>
          </table:table-cell>
          <table:table-cell table:number-columns-repeated="16377"/>
        </table:table-row>
        <table:table-row table:style-name="ro5" table:number-rows-repeated="1048507">
          <table:table-cell table:number-columns-repeated="16383"/>
        </table:table-row>
        <table:table-row table:style-name="ro5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1:Sheet1.F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02:17:29.6381769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4.2$Linux_X86_64 LibreOffice_project/bb3cfa12c7b1bf994ecc5649a80400d06cd71002</meta:generator>
    <dc:date>2025-01-28T12:40:26.300701655</dc:date>
    <meta:editing-duration>P2DT21H51M42S</meta:editing-duration>
    <meta:editing-cycles>76</meta:editing-cycles>
    <meta:document-statistic meta:table-count="1" meta:cell-count="382" meta:object-count="0"/>
  </office:meta>
</office:document-meta>
</file>